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DataSource.getTar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setLogWri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unwrap( Class &lt; T &gt; i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DataSource.Delegating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isWrapperFor( Class &lt; ? &gt; i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obtainTar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DataSource.DelegatingDataSource( DataSource target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getParen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setTargetDataSource( @ Nullable DataSource target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DataSource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